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799in" fo:padding-right="0.0799in" fo:padding-top="0in" fo:padding-bottom="0.15in" fo:border-left="none" fo:border-right="none" fo:border-top="3pt solid #000000" fo:border-bottom="none"/>
    </style:style>
    <style:style style:name="P1" style:family="paragraph" style:parent-style-name="Header">
      <style:paragraph-properties fo:margin-top="0in" fo:margin-bottom="0in" loext:contextual-spacing="false"/>
    </style:style>
    <style:style style:name="P2" style:family="paragraph" style:parent-style-name="Heading_20_1" style:list-style-name="WWNum12">
      <style:paragraph-properties fo:margin-left="0.248in" fo:margin-right="0in" fo:text-indent="-0.248in" style:auto-text-indent="false"/>
    </style:style>
    <style:style style:name="P3" style:family="paragraph" style:parent-style-name="Heading_20_1">
      <style:paragraph-properties fo:margin-left="0in" fo:margin-right="0in" fo:text-indent="0in" style:auto-text-indent="false"/>
      <style:text-properties officeooo:rsid="00d77359" officeooo:paragraph-rsid="00d77359"/>
    </style:style>
    <style:style style:name="P4" style:family="paragraph" style:parent-style-name="Abstract_20_Head">
      <style:paragraph-properties fo:line-height="0.0098in"/>
    </style:style>
    <style:style style:name="P5" style:family="paragraph" style:parent-style-name="Author-Group">
      <style:text-properties officeooo:paragraph-rsid="010d9316"/>
    </style:style>
    <style:style style:name="P6" style:family="paragraph" style:parent-style-name="Ack_20_Head" style:list-style-name="WWNum0"/>
    <style:style style:name="P7" style:family="paragraph" style:parent-style-name="Ref_20_Head" style:list-style-name="WWNum0"/>
    <style:style style:name="P8" style:family="paragraph" style:parent-style-name="Ref_20_Text">
      <style:text-properties officeooo:paragraph-rsid="00afd300"/>
    </style:style>
    <style:style style:name="P9" style:family="paragraph" style:parent-style-name="Ref_20_Text">
      <style:text-properties officeooo:paragraph-rsid="00b8e5a2"/>
    </style:style>
    <style:style style:name="P10" style:family="paragraph" style:parent-style-name="Ref_20_Text">
      <style:text-properties officeooo:rsid="00becbde" officeooo:paragraph-rsid="00becbde"/>
    </style:style>
    <style:style style:name="P11" style:family="paragraph" style:parent-style-name="Ref_20_Text">
      <style:text-properties officeooo:rsid="00e4f157" officeooo:paragraph-rsid="00e4f157"/>
    </style:style>
    <style:style style:name="P12" style:family="paragraph" style:parent-style-name="Ref_20_Text">
      <style:text-properties officeooo:paragraph-rsid="0104a95b"/>
    </style:style>
    <style:style style:name="P13" style:family="paragraph" style:parent-style-name="Abstract-Text">
      <style:text-properties fo:font-size="10pt" officeooo:rsid="0026297c" style:font-size-asian="10pt" style:font-size-complex="10pt"/>
    </style:style>
    <style:style style:name="P14" style:family="paragraph" style:parent-style-name="Abstract-Text">
      <style:text-properties style:font-name="monospace" fo:font-size="7pt" officeooo:rsid="0025c407" officeooo:paragraph-rsid="010aab46" style:font-size-asian="7pt" style:font-size-complex="7pt"/>
    </style:style>
    <style:style style:name="P15" style:family="paragraph" style:parent-style-name="Abstract-Text">
      <style:text-properties officeooo:paragraph-rsid="0104c0f5"/>
    </style:style>
    <style:style style:name="P16" style:family="paragraph" style:parent-style-name="Abstract-Text">
      <style:text-properties officeooo:rsid="0107be24" officeooo:paragraph-rsid="0107be24"/>
    </style:style>
    <style:style style:name="P17" style:family="paragraph" style:parent-style-name="Abstract-Text">
      <style:paragraph-properties fo:text-align="start" style:justify-single-word="false"/>
      <style:text-properties style:font-name="Times new roman" fo:font-size="11pt" fo:font-weight="normal" officeooo:rsid="00212e12" officeooo:paragraph-rsid="010aab46" style:font-size-asian="11pt" style:font-weight-asian="normal" style:font-size-complex="11pt" style:font-weight-complex="normal"/>
    </style:style>
    <style:style style:name="P18" style:family="paragraph" style:parent-style-name="Abstract-Text">
      <style:text-properties officeooo:paragraph-rsid="010aab46"/>
    </style:style>
    <style:style style:name="P19" style:family="paragraph" style:parent-style-name="Abstract-Text">
      <style:text-properties fo:font-size="7pt" officeooo:rsid="0025c407" officeooo:paragraph-rsid="010aab46" style:font-size-asian="7pt" style:font-size-complex="7pt"/>
    </style:style>
    <style:style style:name="P20" style:family="paragraph" style:parent-style-name="Abstract-Text">
      <style:text-properties fo:font-size="7pt" fo:font-weight="bold" officeooo:rsid="00887fe4" officeooo:paragraph-rsid="010aab46" style:font-size-asian="7pt" style:font-weight-asian="bold" style:font-size-complex="7pt" style:font-weight-complex="bold"/>
    </style:style>
    <style:style style:name="P21" style:family="paragraph" style:parent-style-name="Abstract-Text">
      <style:text-properties officeooo:rsid="010fce06" officeooo:paragraph-rsid="010fce06"/>
    </style:style>
    <style:style style:name="P22" style:family="paragraph" style:parent-style-name="Abstract-Text">
      <style:text-properties officeooo:paragraph-rsid="0111fbf6"/>
    </style:style>
    <style:style style:name="P23" style:family="paragraph" style:parent-style-name="Author-Affiliation">
      <style:text-properties officeooo:paragraph-rsid="001ff076"/>
    </style:style>
    <style:style style:name="P24" style:family="paragraph" style:parent-style-name="Author-Affiliation">
      <style:text-properties officeooo:paragraph-rsid="010d9316"/>
    </style:style>
    <style:style style:name="P25" style:family="paragraph" style:parent-style-name="Title">
      <style:text-properties officeooo:rsid="001ff076" officeooo:paragraph-rsid="001ff076"/>
    </style:style>
    <style:style style:name="P26" style:family="paragraph" style:parent-style-name="corrs-au">
      <style:text-properties officeooo:paragraph-rsid="00638de8"/>
    </style:style>
    <style:style style:name="P27" style:family="paragraph" style:parent-style-name="article-info" style:master-page-name="First_20_Page">
      <style:paragraph-properties style:page-number="auto"/>
    </style:style>
    <style:style style:name="P28" style:family="paragraph" style:parent-style-name="para-first">
      <style:paragraph-properties fo:text-align="start" style:justify-single-word="false"/>
      <style:text-properties officeooo:paragraph-rsid="00553de7"/>
    </style:style>
    <style:style style:name="P29" style:family="paragraph" style:parent-style-name="para-first">
      <style:paragraph-properties fo:text-align="start" style:justify-single-word="false"/>
      <style:text-properties officeooo:paragraph-rsid="006702de"/>
    </style:style>
    <style:style style:name="P30" style:family="paragraph" style:parent-style-name="para-first">
      <style:paragraph-properties fo:text-align="start" style:justify-single-word="false"/>
      <style:text-properties officeooo:paragraph-rsid="007389f0"/>
    </style:style>
    <style:style style:name="P31" style:family="paragraph" style:parent-style-name="para-first">
      <style:paragraph-properties fo:text-align="start" style:justify-single-word="false"/>
      <style:text-properties officeooo:paragraph-rsid="00883feb"/>
    </style:style>
    <style:style style:name="P32" style:family="paragraph" style:parent-style-name="para-first">
      <style:paragraph-properties fo:text-align="start" style:justify-single-word="false"/>
      <style:text-properties officeooo:paragraph-rsid="00e296b8"/>
    </style:style>
    <style:style style:name="P33" style:family="paragraph" style:parent-style-name="para-first">
      <style:paragraph-properties fo:text-align="start" style:justify-single-word="false"/>
      <style:text-properties officeooo:paragraph-rsid="00e3151a"/>
    </style:style>
    <style:style style:name="P34" style:family="paragraph" style:parent-style-name="para-first">
      <style:paragraph-properties fo:text-align="start" style:justify-single-word="false"/>
      <style:text-properties officeooo:paragraph-rsid="00d77359"/>
    </style:style>
    <style:style style:name="P35" style:family="paragraph" style:parent-style-name="para-first">
      <style:paragraph-properties fo:text-align="start" style:justify-single-word="false"/>
      <style:text-properties officeooo:paragraph-rsid="00fe2146"/>
    </style:style>
    <style:style style:name="P36" style:family="paragraph" style:parent-style-name="para-first">
      <style:paragraph-properties fo:text-align="start" style:justify-single-word="false"/>
      <style:text-properties style:font-name="Helvetica1" fo:font-size="10pt" fo:font-weight="bold" officeooo:rsid="007ae3e1" officeooo:paragraph-rsid="007ae3e1" style:font-size-asian="10pt" style:font-weight-asian="bold" style:font-size-complex="10pt" style:font-weight-complex="bold"/>
    </style:style>
    <style:style style:name="P37" style:family="paragraph" style:parent-style-name="para-first">
      <style:paragraph-properties fo:text-align="start" style:justify-single-word="false"/>
      <style:text-properties style:font-name="Times new roman" fo:font-size="8pt" fo:font-weight="normal" officeooo:rsid="00495aac" officeooo:paragraph-rsid="00e4f157" style:font-size-asian="7pt" style:font-weight-asian="normal" style:font-size-complex="8pt" style:font-weight-complex="normal"/>
    </style:style>
    <style:style style:name="P38" style:family="paragraph" style:parent-style-name="para-first">
      <style:paragraph-properties fo:text-align="start" style:justify-single-word="false"/>
      <style:text-properties style:font-name="Times new roman" fo:font-size="8pt" fo:font-weight="normal" officeooo:rsid="005416f4" officeooo:paragraph-rsid="00e4f157" style:font-size-asian="7pt" style:font-weight-asian="normal" style:font-size-complex="8pt" style:font-weight-complex="normal"/>
    </style:style>
    <style:style style:name="P39" style:family="paragraph" style:parent-style-name="para-first">
      <style:paragraph-properties fo:text-align="start" style:justify-single-word="false"/>
      <style:text-properties officeooo:rsid="00560384" officeooo:paragraph-rsid="00560384"/>
    </style:style>
    <style:style style:name="P40" style:family="paragraph" style:parent-style-name="para-first">
      <style:paragraph-properties fo:text-align="start" style:justify-single-word="false"/>
      <style:text-properties officeooo:rsid="005a73d6" officeooo:paragraph-rsid="00c2c055"/>
    </style:style>
    <style:style style:name="P41" style:family="paragraph" style:parent-style-name="para-first">
      <style:paragraph-properties fo:text-align="start" style:justify-single-word="false"/>
      <style:text-properties officeooo:rsid="005a73d6" officeooo:paragraph-rsid="00c97e54"/>
    </style:style>
    <style:style style:name="P42" style:family="paragraph" style:parent-style-name="para-first">
      <style:paragraph-properties fo:text-align="start" style:justify-single-word="false"/>
      <style:text-properties officeooo:rsid="0066cbd3" officeooo:paragraph-rsid="00cfedb0"/>
    </style:style>
    <style:style style:name="P43" style:family="paragraph" style:parent-style-name="para-first">
      <style:paragraph-properties fo:text-align="start" style:justify-single-word="false"/>
      <style:text-properties officeooo:rsid="007ae3e1" officeooo:paragraph-rsid="00df20a5"/>
    </style:style>
    <style:style style:name="P44" style:family="paragraph" style:parent-style-name="para-first">
      <style:paragraph-properties fo:text-align="start" style:justify-single-word="false"/>
      <style:text-properties officeooo:rsid="00f31aff" officeooo:paragraph-rsid="00f31aff" fo:background-color="transparent"/>
    </style:style>
    <style:style style:name="P45" style:family="paragraph" style:parent-style-name="para-first">
      <style:paragraph-properties fo:text-align="start" style:justify-single-word="false"/>
      <style:text-properties officeooo:paragraph-rsid="00553de7" fo:background-color="transparent"/>
    </style:style>
    <style:style style:name="P46" style:family="paragraph" style:parent-style-name="para-first">
      <style:paragraph-properties fo:text-align="start" style:justify-single-word="false"/>
      <style:text-properties officeooo:rsid="00ab3947" officeooo:paragraph-rsid="00c6b345"/>
    </style:style>
    <style:style style:name="P47" style:family="paragraph" style:parent-style-name="para-first">
      <style:paragraph-properties fo:text-align="start" style:justify-single-word="false"/>
      <style:text-properties officeooo:rsid="00ab3947" officeooo:paragraph-rsid="00f48796"/>
    </style:style>
    <style:style style:name="P48" style:family="paragraph" style:parent-style-name="para-first">
      <style:paragraph-properties fo:text-align="start" style:justify-single-word="false"/>
      <style:text-properties officeooo:rsid="00ab3947" officeooo:paragraph-rsid="00f598fb"/>
    </style:style>
    <style:style style:name="P49" style:family="paragraph" style:parent-style-name="para-first">
      <style:paragraph-properties fo:text-align="start" style:justify-single-word="false"/>
      <style:text-properties officeooo:rsid="00ee2e0d" officeooo:paragraph-rsid="00f12730"/>
    </style:style>
    <style:style style:name="P50" style:family="paragraph" style:parent-style-name="para-first">
      <style:paragraph-properties fo:text-align="start" style:justify-single-word="false"/>
      <style:text-properties officeooo:rsid="00f75dbf" officeooo:paragraph-rsid="00f75dbf"/>
    </style:style>
    <style:style style:name="P51" style:family="paragraph" style:parent-style-name="para-first">
      <style:paragraph-properties fo:text-align="start" style:justify-single-word="false"/>
      <style:text-properties officeooo:rsid="00fabc1c" officeooo:paragraph-rsid="00fc90c6"/>
    </style:style>
    <style:style style:name="P52"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officeooo:rsid="001ff076"/>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827ff5" style:font-weight-asian="bold" style:font-weight-complex="bold"/>
    </style:style>
    <style:style style:name="T7" style:family="text">
      <style:text-properties style:font-name="AdvPS2AA1" fo:language="en" fo:country="GB" fo:font-weight="bold" style:language-asian="en" style:country-asian="IN" style:font-weight-asian="bold" style:font-name-complex="AdvPS2AA11"/>
    </style:style>
    <style:style style:name="T8" style:family="text">
      <style:text-properties style:font-name="AdvPS2AA1" fo:language="en" fo:country="GB" style:language-asian="en" style:country-asian="IN" style:font-name-complex="AdvPS2AA11"/>
    </style:style>
    <style:style style:name="T9" style:family="text">
      <style:text-properties fo:language="en" fo:country="GB" style:language-asian="en" style:country-asian="IN"/>
    </style:style>
    <style:style style:name="T10" style:family="text">
      <style:text-properties fo:language="en" fo:country="GB" fo:font-weight="bold" style:language-asian="en" style:country-asian="IN" style:font-weight-asian="bold"/>
    </style:style>
    <style:style style:name="T11" style:family="text">
      <style:text-properties fo:color="#0000ff" style:font-name="AdvPS2A83" fo:language="en" fo:country="GB" style:language-asian="en" style:country-asian="IN" style:font-name-complex="AdvPS2A831"/>
    </style:style>
    <style:style style:name="T12" style:family="text">
      <style:text-properties fo:color="#000000" style:font-name="AdvPS2A83" fo:language="en" fo:country="GB" style:language-asian="en" style:country-asian="IN" style:font-name-complex="AdvPS2A831"/>
    </style:style>
    <style:style style:name="T13" style:family="text">
      <style:text-properties fo:color="#000000" style:font-name="AdvPS2A83" fo:language="en" fo:country="GB" officeooo:rsid="002c8ebe" style:language-asian="en" style:country-asian="IN" style:font-name-complex="AdvPS2A831"/>
    </style:style>
    <style:style style:name="T14" style:family="text">
      <style:text-properties fo:color="#000000" style:font-name="AdvPS2A83" fo:language="en" fo:country="GB" officeooo:rsid="006569e1" style:language-asian="en" style:country-asian="IN" style:font-name-complex="AdvPS2A831"/>
    </style:style>
    <style:style style:name="T15" style:family="text">
      <style:text-properties fo:color="#000000" style:font-name="AdvPS2A83" fo:font-size="14pt" fo:language="en" fo:country="GB" style:font-size-asian="14pt" style:language-asian="en" style:country-asian="IN" style:font-name-complex="AdvPS2A831" style:font-size-complex="14pt"/>
    </style:style>
    <style:style style:name="T16" style:family="text">
      <style:text-properties fo:color="#000000" style:font-name="AdvPS2A83" fo:font-size="11pt" fo:language="en" fo:country="GB" style:font-size-asian="11pt" style:language-asian="en" style:country-asian="IN" style:font-name-complex="AdvPS2A831" style:font-size-complex="11pt"/>
    </style:style>
    <style:style style:name="T17" style:family="text">
      <style:text-properties fo:color="#000000" style:font-name="AdvPS2A8F" fo:language="en" fo:country="GB" fo:font-style="italic" style:language-asian="en" style:country-asian="IN" style:font-style-asian="italic" style:font-name-complex="AdvPS2A8F1"/>
    </style:style>
    <style:style style:name="T18" style:family="text">
      <style:text-properties fo:color="#000000" style:font-name="AdvPS2A8F" fo:language="en" fo:country="GB" style:language-asian="en" style:country-asian="IN" style:font-name-complex="AdvPS2A8F1"/>
    </style:style>
    <style:style style:name="T19" style:family="text">
      <style:text-properties fo:color="#000000" style:font-name="Times new roman" fo:font-size="8pt" fo:font-weight="normal" fo:background-color="#ffffff" loext:char-shading-value="0" style:font-size-asian="8pt" style:font-weight-asian="normal" style:font-size-complex="8pt" style:font-weight-complex="normal"/>
    </style:style>
    <style:style style:name="T20" style:family="text">
      <style:text-properties fo:font-size="7pt" officeooo:rsid="00afd300" style:font-size-asian="7pt" style:font-size-complex="7pt"/>
    </style:style>
    <style:style style:name="T21" style:family="text">
      <style:text-properties fo:font-size="7pt" officeooo:rsid="007be3fc" style:font-size-asian="7pt" style:font-size-complex="7pt"/>
    </style:style>
    <style:style style:name="T22" style:family="text">
      <style:text-properties fo:font-size="7pt" officeooo:rsid="007ae3e1" style:font-size-asian="7pt" style:font-size-complex="7pt"/>
    </style:style>
    <style:style style:name="T23" style:family="text">
      <style:text-properties style:font-size-complex="7pt"/>
    </style:style>
    <style:style style:name="T24" style:family="text">
      <style:text-properties officeooo:rsid="00afd300" style:font-size-complex="7pt"/>
    </style:style>
    <style:style style:name="T25" style:family="text">
      <style:text-properties officeooo:rsid="00b8e5a2" style:font-size-complex="7pt"/>
    </style:style>
    <style:style style:name="T26" style:family="text">
      <style:text-properties officeooo:rsid="00becbde" style:font-size-complex="7pt"/>
    </style:style>
    <style:style style:name="T27" style:family="text">
      <style:text-properties officeooo:rsid="001ff076"/>
    </style:style>
    <style:style style:name="T28" style:family="text">
      <style:text-properties fo:font-size="11pt" fo:font-weight="bold" style:font-size-asian="11pt" style:font-weight-asian="bold" style:font-size-complex="11pt" style:font-weight-complex="bold"/>
    </style:style>
    <style:style style:name="T29" style:family="text">
      <style:text-properties officeooo:rsid="0027809e"/>
    </style:style>
    <style:style style:name="T30" style:family="text">
      <style:text-properties officeooo:rsid="002d251e"/>
    </style:style>
    <style:style style:name="T31" style:family="text">
      <style:text-properties officeooo:rsid="00517f59"/>
    </style:style>
    <style:style style:name="T32" style:family="text">
      <style:text-properties officeooo:rsid="005ac5cd"/>
    </style:style>
    <style:style style:name="T33" style:family="text">
      <style:text-properties officeooo:rsid="005ad379"/>
    </style:style>
    <style:style style:name="T34" style:family="text">
      <style:text-properties officeooo:rsid="006ae8b6"/>
    </style:style>
    <style:style style:name="T35" style:family="text">
      <style:text-properties officeooo:rsid="007be082"/>
    </style:style>
    <style:style style:name="T36" style:family="text">
      <style:text-properties officeooo:rsid="007e8452"/>
    </style:style>
    <style:style style:name="T37" style:family="text">
      <style:text-properties style:font-name="Times new roman" fo:font-size="8pt" fo:font-weight="normal" style:font-size-asian="8pt" style:font-weight-asian="normal" style:font-size-complex="8pt" style:font-weight-complex="normal"/>
    </style:style>
    <style:style style:name="T38" style:family="text">
      <style:text-properties style:font-name="Times new roman" fo:font-size="8pt" fo:font-weight="normal" officeooo:rsid="006ae8b6" style:font-size-asian="8pt" style:font-weight-asian="normal" style:font-size-complex="8pt" style:font-weight-complex="normal"/>
    </style:style>
    <style:style style:name="T39" style:family="text">
      <style:text-properties style:font-name="Times new roman" fo:font-size="8pt" fo:font-weight="normal" officeooo:rsid="007c981e" style:font-size-asian="8pt" style:font-weight-asian="normal" style:font-size-complex="8pt" style:font-weight-complex="normal"/>
    </style:style>
    <style:style style:name="T40" style:family="text">
      <style:text-properties style:font-name="Times new roman" fo:font-size="8pt" fo:font-weight="normal" officeooo:rsid="007e8452" style:font-size-asian="8pt" style:font-weight-asian="normal" style:font-size-complex="8pt" style:font-weight-complex="normal"/>
    </style:style>
    <style:style style:name="T41" style:family="text">
      <style:text-properties style:font-name="Times new roman" fo:font-size="7pt" officeooo:rsid="00afd300" style:font-size-asian="7pt" style:font-size-complex="7pt"/>
    </style:style>
    <style:style style:name="T42" style:family="text">
      <style:text-properties style:font-name="Times new roman" fo:font-size="7pt" officeooo:rsid="00b0a4b0" style:font-size-asian="7pt" style:font-size-complex="7pt"/>
    </style:style>
    <style:style style:name="T43" style:family="text">
      <style:text-properties style:font-name="Times new roman" fo:font-size="7pt" officeooo:rsid="00acf166" style:font-size-asian="7pt" style:font-size-complex="7pt"/>
    </style:style>
    <style:style style:name="T44" style:family="text">
      <style:text-properties style:font-name="Times new roman" fo:font-size="7pt" fo:font-weight="bold" officeooo:rsid="00acf166" style:font-size-asian="7pt" style:font-weight-asian="bold" style:font-size-complex="7pt" style:font-weight-complex="bold"/>
    </style:style>
    <style:style style:name="T45" style:family="text">
      <style:text-properties officeooo:rsid="00827ff5"/>
    </style:style>
    <style:style style:name="T46" style:family="text">
      <style:text-properties officeooo:rsid="002d251e" fo:background-color="transparent" loext:char-shading-value="0"/>
    </style:style>
    <style:style style:name="T47" style:family="text">
      <style:text-properties officeooo:rsid="00a30b8f" fo:background-color="transparent" loext:char-shading-value="0"/>
    </style:style>
    <style:style style:name="T48" style:family="text">
      <style:text-properties officeooo:rsid="00a4f366" fo:background-color="transparent" loext:char-shading-value="0"/>
    </style:style>
    <style:style style:name="T49" style:family="text">
      <style:text-properties officeooo:rsid="005ad379" fo:background-color="transparent" loext:char-shading-value="0"/>
    </style:style>
    <style:style style:name="T50" style:family="text">
      <style:text-properties officeooo:rsid="00e891ac" fo:background-color="transparent" loext:char-shading-value="0"/>
    </style:style>
    <style:style style:name="T51" style:family="text">
      <style:text-properties officeooo:rsid="00ebbb58" fo:background-color="transparent" loext:char-shading-value="0"/>
    </style:style>
    <style:style style:name="T52" style:family="text">
      <style:text-properties officeooo:rsid="00f12730" fo:background-color="transparent" loext:char-shading-value="0"/>
    </style:style>
    <style:style style:name="T53" style:family="text">
      <style:text-properties officeooo:rsid="0104c0f5" fo:background-color="transparent" loext:char-shading-value="0"/>
    </style:style>
    <style:style style:name="T54" style:family="text">
      <style:text-properties officeooo:rsid="00acf166"/>
    </style:style>
    <style:style style:name="T55" style:family="text">
      <style:text-properties fo:color="#c9211e" fo:font-weight="bold" officeooo:rsid="00b8e5a2" style:font-weight-asian="bold" style:font-weight-complex="bold"/>
    </style:style>
    <style:style style:name="T56" style:family="text">
      <style:text-properties fo:color="#c9211e" officeooo:rsid="005ad379"/>
    </style:style>
    <style:style style:name="T57" style:family="text">
      <style:text-properties fo:color="#c9211e" officeooo:rsid="00c97e54" fo:background-color="transparent" loext:char-shading-value="0"/>
    </style:style>
    <style:style style:name="T58" style:family="text">
      <style:text-properties officeooo:rsid="00cfedb0"/>
    </style:style>
    <style:style style:name="T59" style:family="text">
      <style:text-properties officeooo:rsid="00d5f99a"/>
    </style:style>
    <style:style style:name="T60" style:family="text">
      <style:text-properties officeooo:rsid="00d72cbd"/>
    </style:style>
    <style:style style:name="T61" style:family="text">
      <style:text-properties officeooo:rsid="00dc1911"/>
    </style:style>
    <style:style style:name="T62" style:family="text">
      <style:text-properties officeooo:rsid="00df20a5"/>
    </style:style>
    <style:style style:name="T63" style:family="text">
      <style:text-properties officeooo:rsid="00e02d74"/>
    </style:style>
    <style:style style:name="T64" style:family="text">
      <style:text-properties officeooo:rsid="00e15630"/>
    </style:style>
    <style:style style:name="T65" style:family="text">
      <style:text-properties fo:font-size="10pt" fo:font-weight="bold" style:font-size-asian="10pt" style:font-weight-asian="bold" style:font-size-complex="10pt" style:font-weight-complex="bold"/>
    </style:style>
    <style:style style:name="T66" style:family="text">
      <style:text-properties officeooo:rsid="00e56868"/>
    </style:style>
    <style:style style:name="T67" style:family="text">
      <style:text-properties officeooo:rsid="00e7bef0"/>
    </style:style>
    <style:style style:name="T68" style:family="text">
      <style:text-properties officeooo:rsid="00ef41d5"/>
    </style:style>
    <style:style style:name="T69" style:family="text">
      <style:text-properties officeooo:rsid="00fa7120"/>
    </style:style>
    <style:style style:name="T70" style:family="text">
      <style:text-properties officeooo:rsid="00faf0e3"/>
    </style:style>
    <style:style style:name="T71" style:family="text">
      <style:text-properties officeooo:rsid="00fb09e1"/>
    </style:style>
    <style:style style:name="T72" style:family="text">
      <style:text-properties officeooo:rsid="00fcde4c"/>
    </style:style>
    <style:style style:name="T73" style:family="text">
      <style:text-properties officeooo:rsid="0104c0f5"/>
    </style:style>
    <style:style style:name="T74" style:family="text">
      <style:text-properties officeooo:rsid="0107be24"/>
    </style:style>
    <style:style style:name="T75" style:family="text">
      <style:text-properties officeooo:rsid="010fce06"/>
    </style:style>
    <style:style style:name="Sect1"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Bioinformatics</text:span>, <text:span text:style-name="T29">2020</text:span>, <text:span text:style-name="T29">03</text:span>–<text:span text:style-name="T29">16</text:span></text:p>
      <text:p text:style-name="article-info">doi: 10.1093/bioinformatics/xxxxx</text:p>
      <text:p text:style-name="article-info">Advance Access Publication Date: DD Month <text:span text:style-name="T29">2020</text:span></text:p>
      <text:p text:style-name="article-info">Manuscript Category</text:p>
      <text:p text:style-name="P4"/>
      <table:table table:name="Table1" table:style-name="Table1">
        <table:table-column table:style-name="Table1.A"/>
        <table:table-row table:style-name="Table1.1">
          <table:table-cell table:style-name="Table1.A1" office:value-type="string">
            <text:p text:style-name="Subtitle"/>
            <text:p text:style-name="P25">Toolbox for fasta file</text:p>
            <text:p text:style-name="P5"><text:span text:style-name="T3">1*</text:span><text:span text:style-name="T27">Olivia Berggren</text:span></text:p>
            <text:p text:style-name="P24"><text:span text:style-name="T2">1*</text:span>Department of <text:span text:style-name="T27">biology</text:span>, <text:span text:style-name="T27">Box 118, 221 00 Lund University Sweden</text:span></text:p>
            <text:p text:style-name="P23"/>
            <text:p text:style-name="P26">*Department of <text:span text:style-name="T27">biology</text:span>, <text:span text:style-name="T27">Box 118, 221 00 Lund University Sweden</text:span></text:p>
            <text:p text:style-name="Abstract-Head">Abstract</text:p>
            <text:p text:style-name="P15"><text:span text:style-name="T5">Motivation:</text:span> <text:span text:style-name="T73">The GC-content and codon usage are two important measures in molecular research. To get the information from one or more sequences a software needs to be used. Many of the programs that are avalible today are complicated for researchers without computational background. This new software both calculate the GC-content and gives codon usage. </text:span></text:p>
            <text:p text:style-name="P16">The software were used on the DNA sequence of the BRCAII gene from mouse, human and elephant to <text:span text:style-name="T75">detect differences between the three species. </text:span></text:p>
            <text:p text:style-name="P21"/>
            <text:p text:style-name="P22"><text:span text:style-name="T4">Results:</text:span> <text:span text:style-name="T74">Elephant and mouse had very similary overall GC-content. All three organisms had highest GC-content at position one and lowest at position three. The most common codon were AAA (mouse and human) and GAA (elephant). <text:s/></text:span></text:p>
            <text:p text:style-name="Abstract-Text"/>
            <text:p text:style-name="Abstract-Text"><text:span text:style-name="T7">Availability:</text:span><text:span text:style-name="T8"> ???????????????????????</text:span></text:p>
            <text:p text:style-name="Abstract-Text"><text:span text:style-name="T7">Contact:</text:span><text:span text:style-name="T8"> </text:span><text:span text:style-name="T9">example@example.org </text:span></text:p>
            <text:p text:style-name="Abstract-Text"><text:span text:style-name="T10">Supplementary information:</text:span><text:span text:style-name="T11"> </text:span><text:span text:style-name="T9">Supplementary data </text:span><text:span text:style-name="T12">are available at </text:span><text:span text:style-name="T17">Bioinformatics</text:span><text:span text:style-name="T18"> </text:span><text:span text:style-name="T12">online.</text:span></text:p>
            <text:p text:style-name="Abstract-Text"><text:span text:style-name="T15"/></text:p>
            <text:p text:style-name="P13"><text:span text:style-name="T13"/></text:p>
          </table:table-cell>
        </table:table-row>
      </table:table>
      <text:p text:style-name="P4"/>
      <text:p text:style-name="P4"/>
      <text:section text:style-name="Sect1" text:name="TextSection">
        <text:list xml:id="list1106285617" text:style-name="WWNum12">
          <text:list-item>
            <text:p text:style-name="P2">Introduction </text:p>
          </text:list-item>
        </text:list>
        <text:p text:style-name="P29"><text:span text:style-name="T30">The DNA contain four nitrogenous bases, guanine (G), cytosine (C), thymine (T) and adenin (A). The GC-content is the percent of the nitogenous bases that are G or T. Different organisms have different GC-content and this is one way to measure differences between organisms. <text:s/>The GC-content can be calculated within a gene, for chromosome or for the hole genome. The GC-content is usually higher in the coding sequences than in the intergenic sequences. </text:span><text:span text:style-name="T46">G </text:span><text:span text:style-name="T47">binds to C and A binds to T. G and C have three </text:span><text:span text:style-name="T50">hydrogen </text:span><text:span text:style-name="T47">bonds between them </text:span><text:span text:style-name="T48">while </text:span><text:span text:style-name="T47">A and T only have two. This means that there is a stronger connection between C and G and this results in fewer mutations in position where there is G or C </text:span><text:span text:style-name="T52">so this make the DNA more stable. The GC-content impact the secondary structure of mRNA and affect th</text:span><text:span text:style-name="T53">e</text:span><text:span text:style-name="T52"> annealing temperature for template DNA in PCR experiments.</text:span></text:p>
        <text:p text:style-name="P31"><text:span text:style-name="T45">It has also been showed that there may be a correlation between the number of recombination and the GC-content. This is called GC-biased gene conversion (gBGC) and it means that more recombination leads to higher number of GC. It is important to have this in mind when to working with selection </text:span><text:span text:style-name="T6">(https://www.ncbi.nlm.nih.gov/pubmed/19630562).</text:span><text:span text:style-name="T45"> </text:span></text:p>
        <text:p text:style-name="P31"/>
        <text:p text:style-name="P44">The GC-content is intressting since it can be used in primer design for PCR experiments, gene design from protein expression and mRNA hairpin prediction. <text:s/></text:p>
        <text:p text:style-name="P45"/>
        <text:p text:style-name="P40"><text:span text:style-name="T32">Codon is a serie of three nucleotides and each codon correspond to an amino acid. </text:span>There are 64 different codons and <text:span text:style-name="T33">some of them correspond to the same amino acid. If codons were used at random it would be an infinity number of possible mRNA, but this is not the case. Codon usage is the amount that a given codon is used in a given species. Many studies have measured codon usage and showing that codon are not used randomly and some are preferred over others. It has been showed that codon used in mRNA can affect cellular processes such as level of gene expression(</text:span><text:span text:style-name="T56">B</text:span><text:span text:style-name="T33">). In addition, knowledge of codon usage for different proteins mRNA has been shown to be important in gene therapy, mRNA therapy and RNA/DNA vaccines to increase the efficiency of biochemical reactions </text:span><text:span text:style-name="T56">(C)</text:span><text:span text:style-name="T33">.</text:span></text:p>
        <text:p text:style-name="P40"><text:soft-page-break/><text:span text:style-name="T33">The DNA for organisms are some times biased and one codon is more used than others, even if they are coding for the same amino acid. </text:span></text:p>
        <text:p text:style-name="P41"><text:span text:style-name="T33">If an organism have a bias a specific codon there is probaply a higher number of <text:s/>tRNA for that codon. This could mean that codon biased affect how fast different genes c</text:span><text:span text:style-name="T49">an be translated. Even if two codon refer to the same amino acid it does not mean that they have the same </text:span><text:span text:style-name="T51">chimical </text:span><text:span text:style-name="T49">qualit</text:span><text:span text:style-name="T51">y</text:span><text:span text:style-name="T49"> </text:span><text:span text:style-name="T57">(C)</text:span><text:span text:style-name="T49">. <text:s/></text:span></text:p>
        <text:p text:style-name="P28"/>
        <text:p text:style-name="P42"><text:span text:style-name="T58">The software gives information about the GC-content, the number of codons and the length of the sequences. It calculated overall GC-content, GC1, GC2, GC3, the number of each codon. The software have several functions and the user can decide which information he/ she wants. </text:span></text:p>
        <text:p text:style-name="P49">Today there is many useful tools that have the ability to calculate the GC-content <text:span text:style-name="T68">and the number of each codon</text:span>. Although many of these programs are complex and the user is require to have computational knowledge. <text:span text:style-name="T68">For this software the user does not need to have much knowledge in computaional. The input are easy and the output are easy to understand. If there are some error with the inputfile the program gives a friendly reminder. </text:span></text:p>
        <text:p text:style-name="P47"/>
        <text:p text:style-name="P48"><text:span text:style-name="T54">The biologics International Corp have a program for both GC content and a program for calculate the codon usage. Here the user needs to print (or copy paste) all the sequences to the web page. In this new software, the user can just use a input file and then get the number of codons for all sequences in the file. This is more simple and faster. </text:span></text:p>
        <text:p text:style-name="P51">There are several online prgrams <text:span text:style-name="T71">like ENDMEMO and science buddy</text:span> for calculate the GC content but the user need<text:span text:style-name="T72">s</text:span> to write/ copy paste the sequence/ <text:span text:style-name="T72">sequences</text:span> into the web page <text:span text:style-name="T70">or the user needs to download some program.</text:span></text:p>
        <text:p text:style-name="P51"/>
        <text:p text:style-name="P50">An other program for calculate the number of codon is General Codon Usage Analysis (GCUA). <text:span text:style-name="T69">This is a more advance program and the user need to have slightly more data knowledge. There are also several tools for calculate the codon usage bias like Codon Adaptation Index (CAI) from 1987 and Effective Number of Codons (ENC) from 1990 (</text:span><text:span text:style-name="T55">A</text:span><text:span text:style-name="T54">). </text:span></text:p>
        <text:list xml:id="list140059112889012" text:continue-numbering="true" text:style-name="WWNum12">
          <text:list-item>
            <text:p text:style-name="P2">Methods</text:p>
          </text:list-item>
        </text:list>
        <text:p text:style-name="P35"><text:span text:style-name="T34">The software is written in python (version 3) and the data are from ensembl</text:span><text:span text:style-name="T38">. The data show the BRCAII sequence for mouse (version GRCm38.p6, geneID: </text:span><text:span text:style-name="T37">ENSMUSG00000041147, </text:span><text:span text:style-name="T39">transcriptID: </text:span><text:span text:style-name="T19">ENSMUST00000044620.10</text:span><text:span text:style-name="T39">), human (version: GRCh38.p13, geneID: ENSG00000139618</text:span><text:span text:style-name="T37">, </text:span><text:span text:style-name="T40">transcript: </text:span><text:span text:style-name="T19">ENST00000380152.7</text:span><text:span text:style-name="T40">) and elephant (version: Loxafr3.0, geneID: </text:span><text:span text:style-name="T37">ENSLAFG00000002670, </text:span><text:span text:style-name="T40">transcript: </text:span><text:span text:style-name="T19">ENSLAFT00000002671.3</text:span><text:span text:style-name="T40">). The s</text:span><text:span text:style-name="T36">equences only contain the coding part of the gene (cds as reported in the ensembl database). <text:s/></text:span></text:p>
        <text:p text:style-name="P30"/>
        <text:p text:style-name="P39"/>
        <text:p text:style-name="P36">3 <text:s text:c="3"/>Features</text:p>
        <text:p text:style-name="P43">The s<text:span text:style-name="T62">oftware</text:span> contains several function<text:span text:style-name="T35">s</text:span> and return information about the overall GC-content, GC1, GC2, GC3, <text:s/><text:span text:style-name="T59">the length of the sequence and the number of each codons. </text:span></text:p>
        <text:p text:style-name="P43">The output is given <text:span text:style-name="T63">to standard output </text:span>in form of sentences <text:span text:style-name="T59">and a dictionary for the number of codons.</text:span> <text:span text:style-name="T60">Two arguments are needed, the name of the script and a fasta file. </text:span></text:p>
        <text:p text:style-name="P3">4 <text:s text:c="2"/>Discussion</text:p>
        <text:p text:style-name="P32"><text:span text:style-name="T64">A software which calculate the GC-content, GC1, GC2 and GC3, the length of the sequences and the number of each codon have been developed. The software were used to comapre the BRCAII gene for human, mouse and elephant. </text:span></text:p>
        <text:p text:style-name="P32"/>
        <text:p text:style-name="P32"><text:span text:style-name="T64">The advantages with this software is that it is really easy to use and even beginners can use it and easily understand the output. There need to be two input elements and the input file (fasta file) needs to end with .fna. If there is more or less than two elements or the input files does not end with .fna, the program will give a friendly reminder to standard output. </text:span></text:p>
        <text:p text:style-name="P33"><text:span text:style-name="T61">One possible bug is if the input fasta file contain non standard nucleotides. </text:span></text:p>
        <text:p text:style-name="P33"/>
        <text:p text:style-name="P33"><text:span text:style-name="T61">For the future, the plan is to develop the software so that the codon usage bias can be calculated. The output for the number of each codon should be printed in a list instead of a dictionary. The main ide is that the software should be easy to use and all people can use it, even if the people is not bioinformatics or have any data science knowledge. People that study medicin or biology are somethimes intressed in the GC-content, number of each codon and codon usage bias. <text:s/></text:span></text:p>
        <text:p text:style-name="P6"><text:span text:style-name="T67">5 <text:s text:c="3"/>A</text:span>cknowledgements</text:p>
        <text:p text:style-name="P34"><text:span text:style-name="T21">I am greatful to the editor and two anonymus reviewers for their valuable comments on the manuscript and for Lund University for their financial support. </text:span><text:span text:style-name="T22"><text:s/></text:span></text:p>
        <text:p text:style-name="P7"><text:span text:style-name="T66">6 <text:s text:c="3"/></text:span>References</text:p>
        <text:p text:style-name="P8"><text:span text:style-name="T25">A) </text:span><text:span text:style-name="T24">Salin,HMW. and Cavalcanti,ARO </text:span><text:span text:style-name="T23">(200</text:span><text:span text:style-name="T24">8</text:span><text:span text:style-name="T23">) </text:span><text:span text:style-name="T24">Factor Influencing Codon Usage Bias in Genome</text:span><text:span text:style-name="T20">s. </text:span><text:span text:style-name="T41">J. Braz. Chem. Soc., </text:span><text:span text:style-name="T42">19, 257-262.</text:span></text:p>
        <text:p text:style-name="P46"><text:span text:style-name="T44">http://www.scielo.br/scielo.php?script=sci_arttext&amp;pid=S0103-50532008000200008)</text:span><text:span text:style-name="T43">. <text:line-break/></text:span></text:p>
        <text:p text:style-name="P9"><text:span text:style-name="T24">B</text:span><text:span text:style-name="T25">) Kudla.G (et al) (2009) </text:span><text:span text:style-name="T23">Coding-sequence determinants of gene expression in </text:span><text:span text:style-name="Emphasis"><text:span text:style-name="T23">Escherichia col</text:span></text:span><text:span text:style-name="Emphasis"><text:span text:style-name="T25">i, Science., 324, 255-258.</text:span></text:span></text:p>
        <text:p text:style-name="P9"><text:span text:style-name="Emphasis"><text:span text:style-name="T25"/></text:span></text:p>
        <text:p text:style-name="P12"><text:span text:style-name="T24">C</text:span><text:span text:style-name="T26">) Mauro.VP, Chappell.SA, (2014) </text:span><text:span text:style-name="T23">A critical analysis of codon optimization in human therapeutics, </text:span><text:span text:style-name="T26">Trends Mol Med, 20, 604-613.</text:span></text:p>
        <text:p text:style-name="P12"><text:span text:style-name="T26">https://www.ncbi.nlm.nih.gov/pmc/articles/PMC3902468/</text:span></text:p>
        <text:p text:style-name="P10"><text:span text:style-name="T23"/></text:p>
        <text:p text:style-name="P8"><text:span text:style-name="T24"/></text:p>
        <text:p text:style-name="P8"><text:span text:style-name="T24"/></text:p>
        <text:p text:style-name="P11"><text:span text:style-name="T28">Do </text:span><text:span text:style-name="T65">I need to have this?</text:span></text:p>
        <text:p text:style-name="P37"><text:span text:style-name="T31">All three organisms have highest GC-content in position 1 and lowest in position 3. The overall GC-content is very similar between mouse and elephant. Human have a lower GC-content. </text:span><text:line-break/></text:p>
        <text:p text:style-name="P38"><text:span text:style-name="T23">Något om BRCA2 genen???</text:span></text:p>
        <text:p text:style-name="P38"><text:span text:style-name="T23"/></text:p>
        <text:p text:style-name="P18"><text:span text:style-name="T15"/></text:p>
        <text:p text:style-name="P18"><text:span text:style-name="T15"/></text:p>
        <text:p text:style-name="P19"><text:span text:style-name="T12">Jag har valt genen BRCAII </text:span><text:span text:style-name="T14">in </text:span><text:span text:style-name="T12">human, mice and elephant.</text:span></text:p>
        <text:p text:style-name="P20"><text:span text:style-name="T12">The link to the ensamble page:</text:span></text:p>
        <text:p text:style-name="P14"><text:span text:style-name="T12">https://www.ensembl.org/Homo_sapiens/Gene/Summary?db=core;g=ENSG00000139618;r=13:32315086-32400266</text:span></text:p>
        <text:p text:style-name="P17"><text:span text:style-name="T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list-style-name="" style:class="text">
      <style:paragraph-properties fo:margin-top="0.1665in" fo:margin-bottom="0.0417in"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font-name="Helvetica" fo:font-family="Helvetica" style:font-family-generic="roman" style:font-pitch="variable"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2083in" fo:margin-bottom="0.0071in" loext:contextual-spacing="false" fo:line-height="0.139in">
        <style:tab-stops>
          <style:tab-stop style:position="4.9583in"/>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fo:font-size="9pt" style:font-size-asian="9pt"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fo:font-size="12pt" style:font-size-asian="12pt" style:font-size-complex="12pt"/>
    </style:style>
    <style:style style:name="Affilation_20_Char" style:display-name="Affilation Char" style:family="text" style:parent-style-name="Author_20_name_20_Char"/>
    <style:style style:name="Author-Affiliation_20_Char" style:display-name="Author-Affiliation Char" style:family="text" style:parent-style-name="Affilation_20_Char">
      <style:text-properties fo:font-size="9pt" style:font-size-asian="9pt" style:font-size-complex="9pt"/>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fo:font-size="8.5pt" style:font-size-asian="8.5pt" style:font-size-complex="8.5pt"/>
    </style:style>
    <style:style style:name="History-Dates_20_Char" style:display-name="History-Dates Char" style:family="text" style:parent-style-name="Affilation_20_Char">
      <style:text-properties fo:font-size="8pt" style:font-size-asian="8pt" style:font-size-complex="8pt"/>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style style:name="para-first_20_Char" style:display-name="para-first Char" style:family="text" style:parent-style-name="ParaNoInd_20_Char">
      <style:text-properties fo:font-size="8pt" style:font-size-asian="8pt" style:font-size-complex="8pt"/>
    </style:style>
    <style:style style:name="Heading_20_3_20_Char" style:display-name="Heading 3 Char" style:family="text" style:parent-style-name="para-first_20_Char">
      <style:text-properties fo:font-weight="bold" style:font-weight-asian="bold"/>
    </style:style>
    <style:style style:name="para_20_Char" style:display-name="para Char" style:family="text" style:parent-style-name="Para_20_Char">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89in" fo:text-indent="-0.2709in" fo:margin-left="0.389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loext:graphic-properties draw:fill="solid" draw:fill-color="#ffffff"/>
      <style:paragraph-properties fo:text-align="center"/>
    </style:style>
    <style:style style:name="M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8.5in" fo:page-height="10.9902in" style:num-format="1" style:print-orientation="portrait" fo:margin-top="0.4902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page-layout>
    <style:page-layout style:name="Mpm2"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0.9902in" style:num-format="1" style:print-orientation="portrait" fo:margin-top="0.8799in" fo:margin-bottom="0.8799in" fo:margin-left="0.7598in" fo:margin-right="0.959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rticle short title</text:p>
      </style:header>
      <style:header-left>
        <text:p text:style-name="MP1"><draw:line text:anchor-type="char" draw:z-index="0" draw:style-name="Mgr1" draw:text-style-name="MP2" svg:x1="0in" svg:y1="0.7165in" svg:x2="7in" svg:y2="0.7165in"><text:p/></draw:line>K.Takahashi et al.</text:p>
      </style:header-left>
    </style:master-page>
    <style:master-page style:name="First_20_Page" style:display-name="First Page" style:page-layout-name="Mpm2" style:next-style-name="Standard"/>
    <style:master-page style:name="Converted1"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editing-cycles>205</meta:editing-cycles>
    <meta:print-date>2007-07-04T12:14:00</meta:print-date>
    <meta:creation-date>2020-03-09T09:53:09.347957332</meta:creation-date>
    <dc:date>2020-03-11T14:00:44.085323073</dc:date>
    <meta:editing-duration>P2DT2H3M44S</meta:editing-duration>
    <meta:generator>LibreOffice/6.2.7.1$Linux_X86_64 LibreOffice_project/20$Build-1</meta:generator>
    <meta:document-statistic meta:table-count="1" meta:image-count="0" meta:object-count="0" meta:page-count="2" meta:paragraph-count="53" meta:word-count="1374" meta:character-count="8501" meta:non-whitespace-character-count="7138"/>
    <meta:user-defined meta:name="AppVersion">12.0000</meta:user-defined>
    <meta:user-defined meta:name="Client">oup</meta:user-defined>
    <meta:user-defined meta:name="Company">NISPL</meta:user-defined>
    <meta:user-defined meta:name="ContentTypeId">0x0101004052DF9ABE204045A104DC221265583100170F5890EF61F4489AE5352EEAFA3E6F</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1" xlink:href=""/>
  </office:meta>
</office:document-meta>
</file>